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68d7b"/>
    </style:style>
    <style:style style:name="T1" style:family="text">
      <style:text-properties officeooo:rsid="00068d7b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text:span text:style-name="T1">0 - </text:span>person </text:p>
        <text:p text:style-name="P1"><text:span text:style-name="T1">1 - </text:span>bicycle </text:p>
        <text:p text:style-name="P1"><text:span text:style-name="T1">2 - </text:span>car </text:p>
        <text:p text:style-name="P1"><text:span text:style-name="T1">3 - </text:span>motorcycle </text:p>
        <text:p text:style-name="P1"><text:span text:style-name="T1">4 - </text:span>airplane </text:p>
        <text:p text:style-name="P1"><text:span text:style-name="T1">5 - </text:span>bus </text:p>
        <text:p text:style-name="P1"><text:span text:style-name="T1">6 - </text:span>train </text:p>
        <text:p text:style-name="P1"><text:span text:style-name="T1">7 - </text:span>truck </text:p>
        <text:p text:style-name="P1"><text:span text:style-name="T1">8 - </text:span>boat </text:p>
        <text:p text:style-name="P1"><text:span text:style-name="T1">9 - </text:span>traffic light</text:p>
        <text:p text:style-name="P1"><text:span text:style-name="T1">10 - </text:span>fire hydrant </text:p>
        <text:p text:style-name="P1"><text:span text:style-name="T1">11 - </text:span>stop sign </text:p>
        <text:p text:style-name="P1"><text:span text:style-name="T1">12 - </text:span>parking meter </text:p>
        <text:p text:style-name="P1"><text:span text:style-name="T1">13 - </text:span>bench </text:p>
        <text:p text:style-name="P1"><text:span text:style-name="T1">14 - </text:span>bird </text:p>
        <text:p text:style-name="P1"><text:span text:style-name="T1">15 - </text:span>cat </text:p>
        <text:p text:style-name="P1"><text:span text:style-name="T1">16 - </text:span>dog </text:p>
        <text:p text:style-name="P1"><text:span text:style-name="T1">17 - </text:span>horse </text:p>
        <text:p text:style-name="P1"><text:span text:style-name="T1">18 - </text:span>sheep </text:p>
        <text:p text:style-name="P1"><text:span text:style-name="T1">19 - </text:span>cow</text:p>
        <text:p text:style-name="P1"><text:span text:style-name="T1">20 - </text:span>elephant </text:p>
        <text:p text:style-name="P1"><text:span text:style-name="T1">21 - </text:span>bear </text:p>
        <text:p text:style-name="P1"><text:span text:style-name="T1">22 - </text:span>zebra </text:p>
        <text:p text:style-name="P1"><text:span text:style-name="T1">23 - </text:span>giraffe </text:p>
        <text:p text:style-name="P1"><text:span text:style-name="T1">24 - </text:span>backpack </text:p>
        <text:p text:style-name="P1"><text:span text:style-name="T1">25 - </text:span>umbrella </text:p>
        <text:p text:style-name="P1"><text:span text:style-name="T1">26 - </text:span>handbag </text:p>
        <text:p text:style-name="P1"><text:span text:style-name="T1">27 - </text:span>tie </text:p>
        <text:p text:style-name="P1"><text:span text:style-name="T1">28 - </text:span>suitcase </text:p>
        <text:p text:style-name="P1"><text:span text:style-name="T1">29 - </text:span>frisbee</text:p>
        <text:p text:style-name="P1"><text:span text:style-name="T1">30 - </text:span>skis </text:p>
        <text:p text:style-name="P1"><text:span text:style-name="T1">31 - </text:span>snowboard </text:p>
        <text:p text:style-name="P1"><text:span text:style-name="T1">32 - </text:span>sports ball </text:p>
        <text:p text:style-name="P1"><text:span text:style-name="T1">33 - </text:span>kite </text:p>
        <text:p text:style-name="P1"><text:span text:style-name="T1">34 - </text:span>baseball bat </text:p>
        <text:p text:style-name="P1"><text:span text:style-name="T1">35 - </text:span>baseball glove </text:p>
        <text:p text:style-name="P1"><text:span text:style-name="T1">36 - </text:span>skateboard </text:p>
        <text:p text:style-name="P1"><text:span text:style-name="T1">37 - </text:span>surfboard</text:p>
        <text:p text:style-name="P1"><text:span text:style-name="T1">38 - </text:span>tennis racket </text:p>
        <text:p text:style-name="P1"><text:span text:style-name="T1">39 - </text:span>bottle </text:p>
        <text:p text:style-name="P1"><text:span text:style-name="T1">40 - </text:span>wine glass </text:p>
        <text:p text:style-name="P1"><text:span text:style-name="T1">41 - </text:span>cup </text:p>
        <text:p text:style-name="P1"><text:span text:style-name="T1">42 - </text:span>fork </text:p>
        <text:p text:style-name="P1"><text:span text:style-name="T1">43 - </text:span>knife </text:p>
        <text:p text:style-name="P1"><text:span text:style-name="T1">44 - </text:span>spoon </text:p>
        <text:p text:style-name="P1"><text:span text:style-name="T1">45 - </text:span>bowl </text:p>
        <text:p text:style-name="P1"><text:span text:style-name="T1">46 - </text:span>banana </text:p>
        <text:p text:style-name="P1"><text:span text:style-name="T1">47 - </text:span>apple</text:p>
        <text:p text:style-name="P1"><text:span text:style-name="T1">48 - </text:span>sandwich </text:p>
        <text:p text:style-name="P1"><text:span text:style-name="T1">49 - </text:span>orange </text:p>
        <text:p text:style-name="P1"><text:span text:style-name="T1">50 - </text:span>broccoli </text:p>
        <text:p text:style-name="P1"><text:span text:style-name="T1">51 - </text:span>carrot </text:p>
        <text:p text:style-name="P1"><text:span text:style-name="T1">52 - </text:span>hot dog </text:p>
        <text:p text:style-name="P1"><text:span text:style-name="T1">53 - </text:span>pizza </text:p>
        <text:p text:style-name="P1"><text:span text:style-name="T1">54 - </text:span>donut </text:p>
        <text:p text:style-name="P1"><text:span text:style-name="T1">55 - </text:span>cake </text:p>
        <text:p text:style-name="P1"><text:span text:style-name="T1">56 - </text:span>chair </text:p>
        <text:p text:style-name="P1"><text:span text:style-name="T1">57 - </text:span>couch</text:p>
        <text:p text:style-name="P1"><text:span text:style-name="T1">58 - </text:span>potted plant </text:p>
        <text:p text:style-name="P1"><text:span text:style-name="T1">59 - </text:span>bed </text:p>
        <text:p text:style-name="P1"><text:span text:style-name="T1">60 - </text:span>dining table </text:p>
        <text:p text:style-name="P1"><text:span text:style-name="T1">61 - </text:span>toilet </text:p>
        <text:p text:style-name="P1"><text:span text:style-name="T1">62 - </text:span>tv </text:p>
        <text:p text:style-name="P1"><text:span text:style-name="T1">63 - </text:span>laptop </text:p>
        <text:p text:style-name="P1"><text:span text:style-name="T1">64 - </text:span>mouse </text:p>
        <text:p text:style-name="P1"><text:span text:style-name="T1">65 - </text:span>remote </text:p>
        <text:p text:style-name="P1"><text:span text:style-name="T1">66 - </text:span>keyboard </text:p>
        <text:p text:style-name="P1"><text:span text:style-name="T1">67 - </text:span>cell phone</text:p>
        <text:p text:style-name="P1"><text:span text:style-name="T1">68 - </text:span>microwave </text:p>
        <text:p text:style-name="P1"><text:span text:style-name="T1">69 - </text:span>oven </text:p>
        <text:p text:style-name="P1"><text:span text:style-name="T1">70 - </text:span>toaster </text:p>
        <text:p text:style-name="P1"><text:span text:style-name="T1">71 - </text:span>sink </text:p>
        <text:p text:style-name="P1"><text:span text:style-name="T1">72 - </text:span>refrigerator </text:p>
        <text:p text:style-name="P1"><text:span text:style-name="T1">73 - </text:span>book </text:p>
        <text:p text:style-name="P1"><text:span text:style-name="T1">74 - </text:span>clock </text:p>
        <text:p text:style-name="P1"><text:span text:style-name="T1">75 - </text:span>vase </text:p>
        <text:p text:style-name="P1"><text:span text:style-name="T1">76 - </text:span>scissors </text:p>
        <text:p text:style-name="P1"><text:span text:style-name="T1">77 - </text:span>teddy bear</text:p>
        <text:p text:style-name="P1"><text:span text:style-name="T1">78 - </text:span>hair drier </text:p>
        <text:p text:style-name="P1"><text:span text:style-name="T1">79 - </text:span>toothbrush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4:46:04.308403369</meta:creation-date>
    <dc:date>2021-10-25T15:06:04.253141189</dc:date>
    <meta:editing-duration>PT20M</meta:editing-duration>
    <meta:editing-cycles>1</meta:editing-cycles>
    <meta:document-statistic meta:table-count="0" meta:image-count="0" meta:object-count="0" meta:page-count="1" meta:paragraph-count="80" meta:word-count="255" meta:character-count="1002" meta:non-whitespace-character-count="756"/>
    <meta:generator>LibreOffice/6.4.7.2$Linux_X86_64 LibreOffice_project/40$Build-2</meta:generator>
  </office:meta>
</office:document-meta>
</file>